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70cb6" officeooo:paragraph-rsid="00070cb6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6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7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8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9" style:family="paragraph" style:parent-style-name="Preformatted_20_Text">
      <style:text-properties fo:font-size="9pt" officeooo:rsid="0012457b" officeooo:paragraph-rsid="0012457b" style:font-size-asian="9pt" style:font-size-complex="9pt"/>
    </style:style>
    <style:style style:name="P10" style:family="paragraph" style:parent-style-name="Preformatted_20_Text">
      <style:text-properties fo:font-size="9pt" officeooo:rsid="0004e51a" officeooo:paragraph-rsid="002069ba" style:font-size-asian="9pt" style:font-size-complex="9pt"/>
    </style:style>
    <style:style style:name="P11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12" style:family="paragraph" style:parent-style-name="Preformatted_20_Text">
      <style:text-properties fo:font-size="9pt" officeooo:rsid="0005a8c1" officeooo:paragraph-rsid="00238438" style:font-size-asian="9pt" style:font-size-complex="9pt"/>
    </style:style>
    <style:style style:name="P13" style:family="paragraph" style:parent-style-name="Preformatted_20_Text">
      <style:text-properties fo:font-size="9pt" officeooo:rsid="000b775f" officeooo:paragraph-rsid="000b775f" style:font-size-asian="9pt" style:font-size-complex="9pt"/>
    </style:style>
    <style:style style:name="P14" style:family="paragraph" style:parent-style-name="Preformatted_20_Text">
      <style:text-properties fo:font-size="9pt" officeooo:rsid="000c1ad8" officeooo:paragraph-rsid="000c1ad8" style:font-size-asian="9pt" style:font-size-complex="9pt"/>
    </style:style>
    <style:style style:name="P15" style:family="paragraph" style:parent-style-name="Preformatted_20_Text">
      <style:text-properties fo:font-size="9pt" officeooo:rsid="0005edbe" officeooo:paragraph-rsid="0005edbe" style:font-size-asian="9pt" style:font-size-complex="9pt"/>
    </style:style>
    <style:style style:name="P16" style:family="paragraph" style:parent-style-name="Preformatted_20_Text">
      <style:text-properties fo:font-size="9pt" officeooo:rsid="00163046" officeooo:paragraph-rsid="00163046" style:font-size-asian="9pt" style:font-size-complex="9pt"/>
    </style:style>
    <style:style style:name="P17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8" style:family="paragraph" style:parent-style-name="Preformatted_20_Text">
      <style:text-properties fo:font-size="9pt" officeooo:rsid="00196eb9" officeooo:paragraph-rsid="00196eb9" style:font-size-asian="9pt" style:font-size-complex="9pt"/>
    </style:style>
    <style:style style:name="P19" style:family="paragraph" style:parent-style-name="Preformatted_20_Text">
      <style:text-properties fo:font-size="9pt" officeooo:rsid="00197977" officeooo:paragraph-rsid="00197977" style:font-size-asian="9pt" style:font-size-complex="9pt"/>
    </style:style>
    <style:style style:name="P20" style:family="paragraph" style:parent-style-name="Preformatted_20_Text">
      <style:text-properties fo:font-size="9pt" officeooo:rsid="001b6604" officeooo:paragraph-rsid="001b6604" style:font-size-asian="9pt" style:font-size-complex="9pt"/>
    </style:style>
    <style:style style:name="P21" style:family="paragraph" style:parent-style-name="Preformatted_20_Text">
      <style:text-properties fo:font-size="9pt" officeooo:rsid="001c5717" officeooo:paragraph-rsid="001c5717" style:font-size-asian="9pt" style:font-size-complex="9pt"/>
    </style:style>
    <style:style style:name="P22" style:family="paragraph" style:parent-style-name="Preformatted_20_Text">
      <style:text-properties fo:font-size="9pt" officeooo:rsid="002069ba" officeooo:paragraph-rsid="0020ef14" style:font-size-asian="9pt" style:font-size-complex="9pt"/>
    </style:style>
    <style:style style:name="P23" style:family="paragraph" style:parent-style-name="Preformatted_20_Text">
      <style:text-properties fo:font-size="9pt" officeooo:rsid="0020ef14" officeooo:paragraph-rsid="0020ef14" style:font-size-asian="9pt" style:font-size-complex="9pt"/>
    </style:style>
    <style:style style:name="P24" style:family="paragraph" style:parent-style-name="Preformatted_20_Text">
      <style:text-properties fo:font-size="9pt" officeooo:rsid="0021693b" officeooo:paragraph-rsid="0021693b" style:font-size-asian="9pt" style:font-size-complex="9pt"/>
    </style:style>
    <style:style style:name="P25" style:family="paragraph" style:parent-style-name="Preformatted_20_Text">
      <style:text-properties fo:font-size="9pt" officeooo:rsid="0025ff6e" officeooo:paragraph-rsid="0025ff6e" style:font-size-asian="9pt" style:font-size-complex="9pt"/>
    </style:style>
    <style:style style:name="P26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27" style:family="paragraph" style:parent-style-name="Preformatted_20_Text">
      <style:text-properties fo:font-size="9pt" officeooo:rsid="002831b7" officeooo:paragraph-rsid="002831b7" style:font-size-asian="9pt" style:font-size-complex="9pt"/>
    </style:style>
    <style:style style:name="P28" style:family="paragraph" style:parent-style-name="Preformatted_20_Text">
      <style:text-properties fo:font-size="9pt" officeooo:rsid="00292be2" officeooo:paragraph-rsid="00292be2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183f9"/>
    </style:style>
    <style:style style:name="T4" style:family="text">
      <style:text-properties officeooo:rsid="0005edbe"/>
    </style:style>
    <style:style style:name="T5" style:family="text">
      <style:text-properties officeooo:rsid="0008013f"/>
    </style:style>
    <style:style style:name="T6" style:family="text">
      <style:text-properties officeooo:rsid="000c1ad8"/>
    </style:style>
    <style:style style:name="T7" style:family="text">
      <style:text-properties officeooo:rsid="000e348b"/>
    </style:style>
    <style:style style:name="T8" style:family="text">
      <style:text-properties officeooo:rsid="000ed277"/>
    </style:style>
    <style:style style:name="T9" style:family="text">
      <style:text-properties officeooo:rsid="0012457b"/>
    </style:style>
    <style:style style:name="T10" style:family="text">
      <style:text-properties officeooo:rsid="00140c9d"/>
    </style:style>
    <style:style style:name="T11" style:family="text">
      <style:text-properties officeooo:rsid="0017e90c"/>
    </style:style>
    <style:style style:name="T12" style:family="text">
      <style:text-properties officeooo:rsid="00196eb9"/>
    </style:style>
    <style:style style:name="T13" style:family="text">
      <style:text-properties officeooo:rsid="00197977"/>
    </style:style>
    <style:style style:name="T14" style:family="text">
      <style:text-properties officeooo:rsid="001b4a62"/>
    </style:style>
    <style:style style:name="T15" style:family="text">
      <style:text-properties officeooo:rsid="001dc152"/>
    </style:style>
    <style:style style:name="T16" style:family="text">
      <style:text-properties officeooo:rsid="002069ba"/>
    </style:style>
    <style:style style:name="T17" style:family="text">
      <style:text-properties officeooo:rsid="0020ef14"/>
    </style:style>
    <style:style style:name="T18" style:family="text">
      <style:text-properties officeooo:rsid="00217045"/>
    </style:style>
    <style:style style:name="T19" style:family="text">
      <style:text-properties officeooo:rsid="002230df"/>
    </style:style>
    <style:style style:name="T20" style:family="text">
      <style:text-properties officeooo:rsid="00238438"/>
    </style:style>
    <style:style style:name="T21" style:family="text">
      <style:text-properties officeooo:rsid="0023dd03"/>
    </style:style>
    <style:style style:name="T22" style:family="text">
      <style:text-properties officeooo:rsid="00252fea"/>
    </style:style>
    <style:style style:name="T23" style:family="text">
      <style:text-properties officeooo:rsid="0025ff6e"/>
    </style:style>
    <style:style style:name="T24" style:family="text">
      <style:text-properties officeooo:rsid="00292b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LET boardContainer = boardContainer node</text:p>
      <text:p text:style-name="P1"/>
      <text:p text:style-name="P1">centralData {</text:p>
      <text:p text:style-name="P1"><text:tab/>board<text:span text:style-name="T19">Squares</text:span><text:span text:style-name="T18">[]</text:span></text:p>
      <text:p text:style-name="P3"><text:tab/>getSquareFromCoordinate()</text:p>
      <text:p text:style-name="P4"><text:tab/>updateAvailableSquares()</text:p>
      <text:p text:style-name="P3"><text:tab/>updateBoard()</text:p>
      <text:p text:style-name="P16"><text:tab/>let selectedPiece = ""</text:p>
      <text:p text:style-name="P3">}</text:p>
      <text:p text:style-name="P1"><text:tab/></text:p>
      <text:p text:style-name="P5"/>
      <text:p text:style-name="P5"><text:span text:style-name="T2">b</text:span>oard {</text:p>
      <text:p text:style-name="P5"><text:tab/>squareFactory(<text:span text:style-name="T7">xCoordinate, yCoordinate, color</text:span>)<text:span text:style-name="T7">{</text:span></text:p>
      <text:p text:style-name="P7"><text:tab/><text:tab/>LET coordinates = [xCoordinate, yCoordinate]</text:p>
      <text:p text:style-name="P7"><text:tab/><text:tab/>LET color = color</text:p>
      <text:p text:style-name="P7"><text:tab/><text:tab/>LET content = ""</text:p>
      <text:p text:style-name="P7"><text:tab/><text:tab/>LET highlight = false</text:p>
      <text:p text:style-name="P7"><text:tab/><text:tab/>RETURN the object with the current variables as properties</text:p>
      <text:p text:style-name="P7"><text:span text:style-name="T10"><text:tab/></text:span>}</text:p>
      <text:p text:style-name="P7"><text:tab/><text:tab/></text:p>
      <text:p text:style-name="P6"><text:span text:style-name="T10"><text:tab/></text:span><text:span text:style-name="T1">runS</text:span>quareGenerator()<text:span text:style-name="T8">{</text:span></text:p>
      <text:p text:style-name="P8"><text:tab/>LET color = "white"</text:p>
      <text:p text:style-name="P8"><text:tab/>LET xCoordinate = 1</text:p>
      <text:p text:style-name="P8"><text:tab/>LET yCoordinate = 1</text:p>
      <text:p text:style-name="P8"><text:tab/>DO loop{</text:p>
      <text:p text:style-name="P8"><text:tab/><text:tab/>CREATE <text:span text:style-name="T9">square object</text:span> through squareFactory(xCoordinate, Ycoordinate, color)</text:p>
      <text:p text:style-name="P9"><text:tab/><text:tab/>ADD eventlistener to square<text:span text:style-name="T21"> (click, checkSquareAction(square)</text:span></text:p>
      <text:p text:style-name="P24"><text:tab/><text:tab/>push square onto board<text:span text:style-name="T19">Squares</text:span>[]</text:p>
      <text:p text:style-name="P9"/>
      <text:p text:style-name="P8"><text:tab/><text:tab/>IF xCoordinate &lt; 8</text:p>
      <text:p text:style-name="P8"><text:tab/><text:tab/><text:tab/>INCREMENT xCoordinate</text:p>
      <text:p text:style-name="P8"><text:tab/><text:tab/>ELSE IF yCoordinate &lt; 8</text:p>
      <text:p text:style-name="P8"><text:tab/><text:tab/><text:tab/>INCREMENT yCoordinate</text:p>
      <text:p text:style-name="P8"><text:tab/><text:tab/><text:tab/>xCoordinate = 1</text:p>
      <text:p text:style-name="P8"><text:tab/><text:tab/>ELSE</text:p>
      <text:p text:style-name="P8"><text:tab/><text:tab/><text:tab/>BREAK do loop</text:p>
      <text:p text:style-name="P8"><text:tab/>}</text:p>
      <text:p text:style-name="P1">}</text:p>
      <text:p text:style-name="P1"/>
      <text:p text:style-name="P1"/>
      <text:p text:style-name="P1"><text:span text:style-name="T2">p</text:span>ieces {</text:p>
      <text:p text:style-name="P1"><text:tab/>constructor(<text:span text:style-name="T11">name, movement, player</text:span>)<text:span text:style-name="T12"> {</text:span></text:p>
      <text:p text:style-name="P17"><text:tab/><text:tab/>name = name</text:p>
      <text:p text:style-name="P17"><text:tab/><text:tab/>movement = movement</text:p>
      <text:p text:style-name="P17"><text:tab/><text:tab/>player = player</text:p>
      <text:p text:style-name="P17"><text:tab/><text:tab/>picture = picture</text:p>
      <text:p text:style-name="P18"><text:tab/><text:tab/><text:span text:style-name="T7">RETURN the object with the current variables as properties</text:span></text:p>
      <text:p text:style-name="P18"><text:tab/>}</text:p>
      <text:p text:style-name="P2"><text:tab/><text:span text:style-name="T1">list</text:span><text:span text:style-name="T24">[</text:span></text:p>
      <text:p text:style-name="P19"><text:tab/><text:tab/>name: ""</text:p>
      <text:p text:style-name="P19"><text:tab/><text:tab/>movement: {</text:p>
      <text:p text:style-name="P19"><text:tab/><text:tab/><text:tab/>direction: other</text:p>
      <text:p text:style-name="P19"><text:tab/><text:tab/><text:tab/>x: </text:p>
      <text:p text:style-name="P19"><text:tab/><text:tab/><text:tab/>y: </text:p>
      <text:p text:style-name="P19"><text:tab/><text:tab/><text:tab/>jump: <text:span text:style-name="T14">BOOLEAN</text:span></text:p>
      <text:p text:style-name="P19"><text:tab/><text:tab/><text:tab/>attack{</text:p>
      <text:p text:style-name="P19"><text:tab/><text:tab/><text:tab/><text:span text:style-name="T14"><text:tab/></text:span>x: </text:p>
      <text:p text:style-name="P19"><text:tab/><text:tab/><text:tab/><text:span text:style-name="T14"><text:tab/></text:span>y:<text:span text:style-name="T14"> </text:span></text:p>
      <text:p text:style-name="P19"><text:tab/><text:tab/><text:tab/>}</text:p>
      <text:p text:style-name="P20"><text:tab/><text:tab/>player: "white" or "black"</text:p>
      <text:p text:style-name="P21"><text:tab/><text:tab/>image: image url<text:span text:style-name="T15"> (svg?)</text:span></text:p>
      <text:p text:style-name="P19"><text:tab/><text:tab/><text:span text:style-name="T24">]</text:span></text:p>
      <text:p text:style-name="P2"><text:span text:style-name="T13"><text:tab/></text:span><text:span text:style-name="T1">}</text:span></text:p>
      <text:p text:style-name="P2"/>
      <text:p text:style-name="P10"><text:span text:style-name="T5"><text:tab/></text:span>placement{</text:p>
      <text:p text:style-name="P22"><text:tab/><text:tab/>white<text:span text:style-name="T17">: {</text:span></text:p>
      <text:p text:style-name="P23"><text:tab/><text:tab/><text:tab/>16 key:value pairs with names</text:p>
      <text:p text:style-name="P22"><text:span text:style-name="T17"><text:tab/><text:tab/>}</text:span></text:p>
      <text:p text:style-name="P22"><text:tab/><text:tab/><text:span text:style-name="T17">black: {</text:span></text:p>
      <text:p text:style-name="P23"><text:tab/><text:tab/><text:tab/>16 key:value pairs with names</text:p>
      <text:p text:style-name="P22"><text:span text:style-name="T17"><text:tab/><text:tab/>}</text:span></text:p>
      <text:p text:style-name="P10"><text:soft-page-break/><text:span text:style-name="T16"><text:tab/></text:span>}</text:p>
      <text:p text:style-name="P11">}</text:p>
      <text:p text:style-name="P11"/>
      <text:p text:style-name="P11"/>
      <text:p text:style-name="P11">preparation {</text:p>
      <text:p text:style-name="P27"><text:tab/>board.runSquareGenerator()</text:p>
      <text:p text:style-name="P28"><text:tab/></text:p>
      <text:p text:style-name="P12"><text:tab/>createBoard<text:span text:style-name="T3">(</text:span><text:span text:style-name="T20">boardSquares</text:span><text:span text:style-name="T3">)</text:span><text:span text:style-name="T20">{</text:span></text:p>
      <text:p text:style-name="P12"><text:span text:style-name="T20"><text:tab/><text:tab/>for</text:span><text:span text:style-name="T23"> each square, </text:span></text:p>
      <text:p text:style-name="P25"><text:tab/><text:tab/>APPEND square to boardContainer</text:p>
      <text:p text:style-name="P12"><text:span text:style-name="T20"><text:tab/>}</text:span></text:p>
      <text:p text:style-name="P11"><text:span text:style-name="T5"><text:tab/></text:span>placePieces()</text:p>
      <text:p text:style-name="P11">}</text:p>
      <text:p text:style-name="P11"/>
      <text:p text:style-name="P11">gamePlay{</text:p>
      <text:p text:style-name="P11"><text:span text:style-name="T5"><text:tab/></text:span>checkSquareAction<text:span text:style-name="T4">()</text:span></text:p>
      <text:p text:style-name="P17"><text:tab/><text:tab/>IF selectedPiece is empty AND</text:p>
      <text:p text:style-name="P17"/>
      <text:p text:style-name="P13"><text:tab/><text:tab/><text:span text:style-name="T6">selectPiece()</text:span></text:p>
      <text:p text:style-name="P14"><text:tab/><text:tab/>placePiece()</text:p>
      <text:p text:style-name="P14"><text:tab/><text:tab/>deselectPiece</text:p>
      <text:p text:style-name="P15"><text:span text:style-name="T5"><text:tab/></text:span>selectPiece()</text:p>
      <text:p text:style-name="P15"><text:span text:style-name="T5"><text:tab/></text:span>placePiece()</text:p>
      <text:p text:style-name="P15"><text:span text:style-name="T5"><text:tab/></text:span>deselectPiece()</text:p>
      <text:p text:style-name="P1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4T00:13:53.131022812</dc:date>
    <meta:editing-duration>PT1H23M38S</meta:editing-duration>
    <meta:editing-cycles>38</meta:editing-cycles>
    <meta:document-statistic meta:table-count="0" meta:image-count="0" meta:object-count="0" meta:page-count="2" meta:paragraph-count="86" meta:word-count="202" meta:character-count="1512" meta:non-whitespace-character-count="1251"/>
  </office:meta>
</office:document-meta>
</file>